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16f41" style:font-style-asian="normal" style:font-weight-asian="normal" style:font-style-complex="normal" style:font-weight-complex="normal"/>
    </style:style>
    <style:style style:name="P2" style:family="paragraph" style:parent-style-name="Standard" style:list-style-name="L1">
      <style:paragraph-properties fo:text-align="start" style:justify-single-word="false"/>
      <style:text-properties fo:font-variant="normal" fo:text-transform="none" fo:color="#222222" fo:letter-spacing="normal" fo:font-style="normal" fo:font-weight="normal" officeooo:rsid="0004452d" officeooo:paragraph-rsid="0001e0e6"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1e0e6"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6a983"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803d5"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8ffd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variant="normal" fo:text-transform="none" fo:color="#222222" fo:letter-spacing="normal" fo:font-style="normal" fo:font-weight="normal" officeooo:rsid="0004452d" officeooo:paragraph-rsid="00094d64"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variant="normal" fo:text-transform="none" fo:color="#222222" fo:letter-spacing="normal" fo:font-style="normal" fo:font-weight="normal" officeooo:rsid="00016f41" officeooo:paragraph-rsid="00016f41" style:font-style-asian="normal" style:font-weight-asian="normal" style:font-style-complex="normal" style:font-weight-complex="normal"/>
    </style:style>
    <style:style style:name="P9" style:family="paragraph" style:parent-style-name="Standard">
      <style:text-properties fo:font-style="italic" style:font-style-asian="italic" style:font-style-complex="italic"/>
    </style:style>
    <style:style style:name="T1" style:family="text">
      <style:text-properties officeooo:rsid="00016f41"/>
    </style:style>
    <style:style style:name="T2" style:family="text">
      <style:text-properties fo:font-weight="bold" officeooo:rsid="0001e0e6" style:font-weight-asian="bold" style:font-weight-complex="bold"/>
    </style:style>
    <style:style style:name="T3" style:family="text">
      <style:text-properties fo:font-weight="bold" officeooo:rsid="00025da9" style:font-weight-asian="bold" style:font-weight-complex="bold"/>
    </style:style>
    <style:style style:name="T4" style:family="text">
      <style:text-properties fo:font-weight="bold" officeooo:rsid="0008ffd9" style:font-weight-asian="bold" style:font-weight-complex="bold"/>
    </style:style>
    <style:style style:name="T5" style:family="text">
      <style:text-properties fo:font-weight="bold" officeooo:rsid="00094d64" style:font-weight-asian="bold" style:font-weight-complex="bold"/>
    </style:style>
    <style:style style:name="T6" style:family="text">
      <style:text-properties officeooo:rsid="0001e0e6"/>
    </style:style>
    <style:style style:name="T7" style:family="text">
      <style:text-properties officeooo:rsid="00025da9"/>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6209447575229853" text:style-name="L1">
        <text:list-header>
          <text:p text:style-name="P2">• <text:s/><text:span text:style-name="T2">Existe um padrão para cMOOCs? </text:span></text:p>
        </text:list-header>
      </text:list>
      <text:p text:style-name="P1"/>
      <text:p text:style-name="P1"/>
      <text:p text:style-name="P1">►<text:span text:style-name="T1">Observação extraída de:</text:span></text:p>
      <text:p text:style-name="P1"/>
      <text:p text:style-name="P8"><text:a xlink:type="simple" xlink:href="https://open.hpi.de/files/6229e74b-3e03-4d3d-a9d8-ee30298a7ffd">https://open.hpi.de/files/6229e74b-3e03-4d3d-a9d8-ee30298a7ffd</text:a></text:p>
      <text:p text:style-name="Standard"/>
      <text:p text:style-name="Standard"/>
      <text:p text:style-name="P9"><text:span text:style-name="T1">(...)</text:span> In general, cMOOCs have a completely different structure by their nature as they do not make use of specialized MOOC platforms but rather employ LMS Systems, Wikis, or Blogs as their basis and extend them with the existing plethora of Web2.0 tools.</text:p>
      <text:p text:style-name="Standard"/>
      <text:p text:style-name="Standard"/>
      <text:p text:style-name="P1">►<text:span text:style-name="T1">Incluo também uso de fóruns privados (Google Groups é comumente usado), e ferramentas de videoconferência, como o Google Hangouts e Skype. Alguns cMOOCs usam plataformas populares de MOOC especificamente para a hospedagem dos materiais de aulas dos Cursos (mas não necessariamente o curso completo), como o Coursera e edX. Através dessas plataformas, seria possível, por exemplo, hospedar arquivos em PDF e vídeos como materiais de aula, embora possa-se recorrer também a outros serviços como Dropbox ou mesmo usar um canal de Youtube especificamente para hospedar os vídeos com os conteúdos das aulas.</text:span></text:p>
      <text:p text:style-name="P1"/>
      <text:p text:style-name="P3">►<text:span text:style-name="T6">Em suma, os cMOOCs utilizam como componentes:</text:span></text:p>
      <text:p text:style-name="P3"/>
      <text:p text:style-name="P4">→<text:span text:style-name="T2">Blogs</text:span><text:span text:style-name="T6"> </text:span></text:p>
      <text:p text:style-name="P4"><text:span text:style-name="T6"><text:tab/>– <text:s/>Alternativas populares: WordPress, Blogger, Tumblr, Twitter</text:span></text:p>
      <text:p text:style-name="P4">→<text:span text:style-name="T2">Fóruns</text:span><text:span text:style-name="T6"> </text:span></text:p>
      <text:p text:style-name="P4"><text:span text:style-name="T6"><text:tab/>– <text:s/>Alternativas populares: Google Groups, Fóruns em phpBB</text:span></text:p>
      <text:p text:style-name="P4">→<text:span text:style-name="T2">Sistemas LMS</text:span><text:span text:style-name="T6"> </text:span></text:p>
      <text:p text:style-name="P4"><text:span text:style-name="T6"><text:tab/>– <text:s/>Alternativas populares: Moodle, Blackboard</text:span></text:p>
      <text:p text:style-name="P4">→<text:span text:style-name="T2">Sistemas Wiki</text:span><text:span text:style-name="T6"> </text:span></text:p>
      <text:p text:style-name="P5"><text:span text:style-name="T6"><text:tab/>– <text:s/>Alternativas populares: páginas feitas em software MediaWiki, DokuWiki, XWiki,Wiki.js</text:span></text:p>
      <text:p text:style-name="P4">→<text:span text:style-name="T2">Softwares de Videoconferência</text:span><text:span text:style-name="T6"> </text:span></text:p>
      <text:p text:style-name="P5"><text:span text:style-name="T6"><text:tab/>– <text:s/>Alternativas populares: Skype, Twitch, Google Hangouts, Ustream</text:span></text:p>
      <text:p text:style-name="P4">→<text:span text:style-name="T3">Provedores MOOC</text:span><text:span text:style-name="T7"> </text:span></text:p>
      <text:p text:style-name="P4"><text:span text:style-name="T7"><text:tab/>– Alternativas populares: Coursera, edX</text:span></text:p>
      <text:p text:style-name="P6">→<text:span text:style-name="T4">Hospedagem de vídeos</text:span><text:span text:style-name="T7"> </text:span></text:p>
      <text:p text:style-name="P6"><text:span text:style-name="T7"><text:tab/>– Alternativas populares: Youtube</text:span></text:p>
      <text:p text:style-name="P7">→<text:span text:style-name="T4">Hospedagem </text:span><text:span text:style-name="T5">geral de arquivo</text:span><text:span text:style-name="T4">s</text:span><text:span text:style-name="T7"> </text:span></text:p>
      <text:p text:style-name="P7"><text:span text:style-name="T7"><text:tab/>– Alternativas populares: Dropbox, Google Drive, OneDrive, Mega.co.nz, Amazon Cloud Drive, Box.com , Mediafire</text:span></text:p>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5:13:26.399559145</meta:creation-date>
    <meta:generator>LibreOffice/4.2.8.2$Linux_X86_64 LibreOffice_project/420m0$Build-2</meta:generator>
    <dc:date>2017-10-05T16:06:03.423854366</dc:date>
    <meta:editing-duration>PT36M59S</meta:editing-duration>
    <meta:editing-cycles>13</meta:editing-cycles>
    <meta:document-statistic meta:table-count="0" meta:image-count="0" meta:object-count="0" meta:page-count="1" meta:paragraph-count="22" meta:word-count="224" meta:character-count="1675" meta:non-whitespace-character-count="1443"/>
  </office:meta>
</office:document-meta>
</file>